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list-style-name="L1">
      <style:paragraph-properties fo:text-align="justify" style:justify-single-word="false"/>
      <style:text-properties fo:font-weight="normal" style:font-weight-asian="normal" style:font-weight-complex="normal"/>
    </style:style>
    <style:style style:name="P6" style:family="paragraph" style:parent-style-name="Standard" style:list-style-name="L1">
      <style:paragraph-properties fo:text-align="justify" style:justify-single-word="false"/>
      <style:text-properties fo:font-weight="normal" style:font-weight-asian="normal" style:font-weight-complex="normal"/>
    </style:style>
    <style:style style:name="P7" style:family="paragraph" style:parent-style-name="Standard" style:list-style-name="L1">
      <style:paragraph-properties fo:text-align="justify" style:justify-single-word="false"/>
      <style:text-properties fo:font-weight="normal" style:font-weight-asian="normal" style:font-weight-complex="normal"/>
    </style:style>
    <style:style style:name="P8" style:family="paragraph" style:parent-style-name="Standard" style:list-style-name="L1">
      <style:paragraph-properties fo:text-align="justify" style:justify-single-word="false"/>
      <style:text-properties fo:font-weight="normal" style:font-weight-asian="normal" style:font-weight-complex="normal"/>
    </style:style>
    <style:style style:name="P9" style:family="paragraph" style:parent-style-name="Standard" style:list-style-name="L1">
      <style:paragraph-properties fo:text-align="justify" style:justify-single-word="false"/>
      <style:text-properties fo:font-weight="normal" style:font-weight-asian="normal" style:font-weight-complex="normal"/>
    </style:style>
    <style:style style:name="P10" style:family="paragraph" style:parent-style-name="Standard" style:list-style-name="L1">
      <style:paragraph-properties fo:text-align="justify"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TUNJUK INSTALASI</text:p>
      <text:p text:style-name="P2">AL-QUR'AN WEB MULTIMEDIA</text:p>
      <text:p text:style-name="P3"/>
      <text:p text:style-name="P4"/>
      <text:p text:style-name="P4">Pendahuluan</text:p>
      <text:p text:style-name="P1"/>
      <text:p text:style-name="P1">AL-QUR'AN WEB Multimedia adalah program aplikasi pencarian ayat-ayat Al-Qur'an berbasis web. <text:s/>Untuk dapat mengakses program, maka user perlu menggunakan internet browser dan mengunjungi alamat URL web server tempat program ini diinstal. Selain untuk mencari ayat, aplikasi ini juga menyediakan suara dari ayat Al-Qur'an, yang bisa didengarkan langsung maupun disimpan ke komputer lokal.</text:p>
      <text:p text:style-name="P1"/>
      <text:p text:style-name="P4">Langkah-langkah Instalasi</text:p>
      <text:p text:style-name="P4"/>
      <text:list text:style-name="L1">
        <text:list-item>
          <text:p text:style-name="P5">Periksa apakah pada komputer Linux Anda telah terinstal service Apache, PHP dan MySQL. Jika belum maka lakukan instalasi dengan xampp-linux-1.5.5a.tar.gz yang terdapat di dalam CD. <text:span text:style-name="T1"><text:s/>Untuk instalasi xampp, cukup dengan meng-urai file tersebut ke direktori /opt/, lalu jalankan service lampp, dengan cara masuk ke direktori /opt/lampp lalu ketik perintah : ./lampp start</text:span></text:p>
        </text:list-item>
        <text:list-item>
          <text:p text:style-name="P5">Uraikan file quranweb.tgz ke direktori document root web server di Linux (biasanya /var/www/html) atau ke direktori yang disesuaikan dengan kondisi di komputer web server <text:span text:style-name="T1">atau ke direktori instalasi xampp misalnya (/opt/lampp/htdocs/)</text:span></text:p>
        </text:list-item>
        <text:list-item>
          <text:p text:style-name="P5">Masuklah ke direktori tempat terurainya file quranweb.tgz (misalnya /var/www/html/quranweb/database). Jalankan script instalasi untuk membuat database quran dengan perintah di terminal: ./install.sh. Jika Anda menguarai file quranweb.tgz dibawah aplikasi xampp, maka masuklah ke direktori /opt/lampp/htdocs/quranweb/database, dan jalankan script instalasi dengan perintah di terminal : ./install-onxampp.sh</text:p>
        </text:list-item>
        <text:list-item>
          <text:p text:style-name="P5">Ketikkan password root MySQL</text:p>
        </text:list-item>
        <text:list-item>
          <text:p text:style-name="P5">Jika instalasi berhasil maka akan muncul pesan “instalasi berhasil”</text:p>
        </text:list-item>
        <text:list-item>
          <text:p text:style-name="P5">Cobalah aplikasi menggunakan web browser dengan mengakses alamat http://localhost/quranwe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Mawaddah</meta:initial-creator>
    <meta:creation-date>2007-06-13T10:40:50</meta:creation-date>
    <dc:creator>Mawaddah</dc:creator>
    <dc:date>2007-06-14T15:59:27</dc:date>
    <dc:language>en-US</dc:language>
    <meta:editing-cycles>6</meta:editing-cycles>
    <meta:editing-duration>PT43M43S</meta:editing-duration>
    <meta:user-defined meta:name="Info 1"/>
    <meta:user-defined meta:name="Info 2"/>
    <meta:user-defined meta:name="Info 3"/>
    <meta:user-defined meta:name="Info 4"/>
    <meta:document-statistic meta:table-count="0" meta:image-count="0" meta:object-count="0" meta:page-count="1" meta:paragraph-count="11" meta:word-count="232" meta:character-count="1657"/>
  </office:meta>
</office:document-meta>
</file>